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375in"/>
    </style:style>
    <style:style style:name="Table1.B" style:family="table-column">
      <style:table-column-properties style:column-width="0.7382in"/>
    </style:style>
    <style:style style:name="Table1.C" style:family="table-column">
      <style:table-column-properties style:column-width="1.1069in"/>
    </style:style>
    <style:style style:name="Table1.D" style:family="table-column">
      <style:table-column-properties style:column-width="1.1063in"/>
    </style:style>
    <style:style style:name="Table1.F" style:family="table-column">
      <style:table-column-properties style:column-width="0.8701in"/>
    </style:style>
    <style:style style:name="Table1.G" style:family="table-column">
      <style:table-column-properties style:column-width="1.0326in"/>
    </style:style>
    <style:style style:name="Table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G1" style:family="table-cell">
      <style:table-cell-properties style:vertical-align="middle" fo:background-color="transparent"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G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Heading_20_2">
      <style:paragraph-properties fo:margin-top="0in" fo:margin-bottom="0in" style:contextual-spacing="false"/>
      <style:text-properties fo:font-size="12pt" style:font-size-asian="12pt" style:font-size-complex="1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0a35ac"/>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text-properties fo:font-weight="bold" officeooo:paragraph-rsid="000a35ac"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f1aef"/>
    </style:style>
    <style:style style:name="P11" style:family="paragraph" style:parent-style-name="Standard" style:list-style-name="L1"/>
    <style:style style:name="P12" style:family="paragraph" style:parent-style-name="Standard" style:list-style-name="L1">
      <style:text-properties officeooo:rsid="000ccd48" officeooo:paragraph-rsid="000ccd48"/>
    </style:style>
    <style:style style:name="P13" style:family="paragraph" style:parent-style-name="Standard" style:list-style-name="L2"/>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list-style-name="L4">
      <style:text-properties fo:font-weight="normal" style:font-weight-asian="normal" style:font-weight-complex="normal"/>
    </style:style>
    <style:style style:name="P16" style:family="paragraph" style:parent-style-name="Standard" style:list-style-name="L10">
      <style:text-properties fo:font-weight="normal" officeooo:paragraph-rsid="000d501f" style:font-weight-asian="normal" style:font-weight-complex="normal"/>
    </style:style>
    <style:style style:name="P17" style:family="paragraph" style:parent-style-name="Standard">
      <style:text-properties fo:font-weight="normal" officeooo:paragraph-rsid="000d501f" style:font-weight-asian="normal" style:font-weight-complex="normal"/>
    </style:style>
    <style:style style:name="P18" style:family="paragraph" style:parent-style-name="Standard" style:list-style-name="L11">
      <style:text-properties fo:font-weight="normal" officeooo:paragraph-rsid="000d713b" style:font-weight-asian="normal" style:font-weight-complex="normal"/>
    </style:style>
    <style:style style:name="P19" style:family="paragraph" style:parent-style-name="Standard">
      <style:text-properties fo:font-weight="normal" officeooo:paragraph-rsid="000d713b" style:font-weight-asian="normal" style:font-weight-complex="normal"/>
    </style:style>
    <style:style style:name="P20" style:family="paragraph" style:parent-style-name="Standard">
      <style:text-properties fo:font-weight="normal" officeooo:paragraph-rsid="000e4e86" style:font-weight-asian="normal" style:font-weight-complex="normal"/>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text-properties officeooo:paragraph-rsid="00134a02"/>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weight="bold" officeooo:paragraph-rsid="000d501f" style:font-weight-asian="bold" style:font-weight-complex="bold"/>
    </style:style>
    <style:style style:name="P29" style:family="paragraph" style:parent-style-name="Standard">
      <style:text-properties fo:font-weight="bold" officeooo:paragraph-rsid="000d713b" style:font-weight-asian="bold" style:font-weight-complex="bold"/>
    </style:style>
    <style:style style:name="P30" style:family="paragraph" style:parent-style-name="Standard"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134a02" style:font-weight-asian="bold" style:font-weight-complex="bold"/>
    </style:style>
    <style:style style:name="T4" style:family="text">
      <style:text-properties officeooo:rsid="000a35ac"/>
    </style:style>
    <style:style style:name="T5" style:family="text">
      <style:text-properties officeooo:rsid="000ccd48"/>
    </style:style>
    <style:style style:name="T6" style:family="text">
      <style:text-properties officeooo:rsid="000e55a4"/>
    </style:style>
    <style:style style:name="T7" style:family="text">
      <style:text-properties officeooo:rsid="000fe3d0"/>
    </style:style>
    <style:style style:name="T8" style:family="text">
      <style:text-properties officeooo:rsid="000d501f"/>
    </style:style>
    <style:style style:name="T9" style:family="text">
      <style:text-properties officeooo:rsid="000d713b"/>
    </style:style>
    <style:style style:name="T10" style:family="text">
      <style:text-properties officeooo:rsid="000e4e86"/>
    </style:style>
    <style:style style:name="T11" style:family="text">
      <style:text-properties officeooo:rsid="000f1aef"/>
    </style:style>
    <style:style style:name="T12" style:family="text">
      <style:text-properties officeooo:rsid="001079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cess scheduling</text:p>
      <text:p text:style-name="P1"/>
      <text:p text:style-name="P28">What is a long-term-scheduler ? How does it control th<text:span text:style-name="T6">e</text:span> degree of multiprogramming?</text:p>
      <text:list xml:id="list186810147" text:style-name="L10">
        <text:list-item>
          <text:p text:style-name="P16">Existent only on earlier batch systems. More jobs/processes are submitted at once than can be loaded into memory immediately. The long-term-scheduler picks from this pool and loads them into <text:s/>memory for execution. <text:s/>It thus <text:span text:style-name="T7">controls</text:span> the degree of multiprogramming.</text:p>
        </text:list-item>
        <text:list-item>
          <text:p text:style-name="P16">It needs to be invoked only when a process terminates and leaves the system. Because of the longer intervals(minutes) between executions it can afford to take more time to decide which process to pick unlike the CPU scheduler.</text:p>
        </text:list-item>
        <text:list-item>
          <text:p text:style-name="P16">Failure by the long-term-scheduler to pick a good mix of CPU-bound and I/O-bound process will result in non-optimal usage of the CPU or I/O devices or both.</text:p>
        </text:list-item>
        <text:list-item>
          <text:p text:style-name="P16">Time sharing systems like Unix and Windows have no long-term-schedulers and all new processes are put in memory for the short-term-scheduler.</text:p>
        </text:list-item>
      </text:list>
      <text:p text:style-name="P17"/>
      <text:p text:style-name="P28"><text:span text:style-name="T8">Medium-term scheduler</text:span><text:span text:style-name="T10">(Figure 5)</text:span></text:p>
      <text:list xml:id="list1001941447" text:style-name="L11">
        <text:list-item>
          <text:p text:style-name="P18"><text:span text:style-name="T9">It is sometimes advantageous to remove processes from memory(and from active contention for the CPU) and thus reduce the degree of multiprogramming.</text:span></text:p>
        </text:list-item>
        <text:list-item>
          <text:p text:style-name="P18"><text:span text:style-name="T9">Later, the process can be reintroduced into memory, and its execution can be ontinued where it left off.</text:span></text:p>
        </text:list-item>
        <text:list-item>
          <text:p text:style-name="P18"><text:span text:style-name="T9">This swapping out and swapping in of processes is done by the medium term scheduler.</text:span></text:p>
        </text:list-item>
        <text:list-item>
          <text:p text:style-name="P18"><text:span text:style-name="T9">Swapping may be necessary to improve the process mix or because a change in memory requirements has over committed available memory, requiring memory to be freed up.</text:span></text:p>
        </text:list-item>
      </text:list>
      <text:p text:style-name="P19"><text:span text:style-name="T9"/></text:p>
      <text:p text:style-name="P29"><text:span text:style-name="T9">Short-term or </text:span><text:span text:style-name="T10">CPU scheduler(Figure 5)</text:span></text:p>
      <text:p text:style-name="P20"><text:span text:style-name="T10">Selects from among the processes that are ready to eecuter and allocted the CPU to one of them</text:span></text:p>
      <text:p text:style-name="P1"/>
      <text:p text:style-name="P1">Observed characteristic of processes w. r. t. scheduling<text:span text:style-name="T5">(Figure 13 and 14)</text:span></text:p>
      <text:list xml:id="list2966466451" text:style-name="L1">
        <text:list-item>
          <text:p text:style-name="P11">Process execution consists of a cycle of CPU execution and I/O wait. Processes alternate between these states.</text:p>
        </text:list-item>
        <text:list-item>
          <text:p text:style-name="P12">Also most of the CPU bursts are of shorter duration.</text:p>
        </text:list-item>
      </text:list>
      <text:p text:style-name="Standard"/>
      <text:p text:style-name="P1">Non-preemptive scheduling</text:p>
      <text:list xml:id="list1133470964" text:style-name="L2">
        <text:list-item>
          <text:p text:style-name="P13">Is a scheduling scheme where scheduling takes place only when an executing process gives up the CPU voluntarily</text:p>
          <text:list>
            <text:list-item>
              <text:p text:style-name="P13">As a result of an I/O request or an invocation of wait for the termination of one of the child processes.</text:p>
            </text:list-item>
            <text:list-item>
              <text:p text:style-name="P14">When the process terminates</text:p>
            </text:list-item>
          </text:list>
        </text:list-item>
        <text:list-item>
          <text:p text:style-name="P14">Cost</text:p>
        </text:list-item>
      </text:list>
      <text:p text:style-name="P1"/>
      <text:p text:style-name="P1">Preemptive scheduling</text:p>
      <text:list xml:id="list1468627488" text:style-name="L3">
        <text:list-item>
          <text:p text:style-name="P21">Scheduling may take place not only when a process voluntarily gives up CPU but also involuntarily when an interrupt is received, i.e., <text:s/>when</text:p>
          <text:list>
            <text:list-item>
              <text:p text:style-name="P21">An interrupt has to be serviced</text:p>
            </text:list-item>
            <text:list-item>
              <text:p text:style-name="P21">Another process finishes I/O</text:p>
            </text:list-item>
          </text:list>
        </text:list-item>
        <text:list-item>
          <text:p text:style-name="P21">Cost</text:p>
          <text:list>
            <text:list-item>
              <text:p text:style-name="P21">All system-calls of a <text:span text:style-name="T2">preemptive</text:span> kernel should be re-entrant.</text:p>
            </text:list-item>
            <text:list-item>
              <text:p text:style-name="P21">Access to shared data by processes must be synchronized. The access must also be deadlock free.</text:p>
            </text:list-item>
          </text:list>
        </text:list-item>
        <text:list-item>
          <text:p text:style-name="P21"><text:span text:style-name="T2">Preemptive scheduling in a non-preemptive kernel</text:span> only preempts processes running in user-mode</text:p>
        </text:list-item>
      </text:list>
      <text:p text:style-name="Standard"><text:soft-page-break/></text:p>
      <text:p text:style-name="P1">Reentrant subroutine</text:p>
      <text:list xml:id="list76612004" text:style-name="L4">
        <text:list-item>
          <text:p text:style-name="P22"><text:span text:style-name="T1">A subroutine is called reentrant if it can be interrupted in the middle of its execution and then </text:span><text:span text:style-name="T2">safely</text:span><text:span text:style-name="T1"> called again ("re-entered") before its previous invocations complete executing.</text:span></text:p>
        </text:list-item>
        <text:list-item>
          <text:p text:style-name="P15">The interruption could be caused by an internal action such as a jump or call or by an external action such as a hardware interrupt or signal</text:p>
        </text:list-item>
        <text:list-item>
          <text:p text:style-name="P15">Global data affect reentrancy of a subroutine and their use is not advisable.</text:p>
          <text:list>
            <text:list-item>
              <text:p text:style-name="P15">Global variables which are shared by all functions.</text:p>
            </text:list-item>
            <text:list-item>
              <text:p text:style-name="P15">Static variables which are shared by several instances of the same function.</text:p>
            </text:list-item>
          </text:list>
        </text:list-item>
      </text:list>
      <text:p text:style-name="P3"/>
      <text:h text:style-name="P4" text:outline-level="2">Re-entrant Kernels</text:h>
      <text:p text:style-name="Standard">Several processes may be executing in the kernel mode at the same time, i.e. system-calls must be reentrant. No need for a system call to complete before a process is preempted by the scheduler. If the kernel is not re-entrant, a process can only be suspended while it is in user mode (to be more precise, it could be suspended in kernel mode, but would block kernel mode execution on all other processes).</text:p>
      <text:p text:style-name="Standard"/>
      <text:p text:style-name="P1">Why can't interrupts be kept aside for later inspection?</text:p>
      <text:p text:style-name="Standard">They may be lost or overwritten</text:p>
      <text:p text:style-name="Standard"/>
      <text:p text:style-name="P1">Scheduling criteria</text:p>
      <text:list xml:id="list1035180672" text:style-name="L5">
        <text:list-item>
          <text:p text:style-name="P23">CPU utilization</text:p>
        </text:list-item>
        <text:list-item>
          <text:p text:style-name="P23">Throughput</text:p>
        </text:list-item>
        <text:list-item>
          <text:p text:style-name="P23">Turnaround time</text:p>
        </text:list-item>
        <text:list-item>
          <text:p text:style-name="P23">Waiting time</text:p>
        </text:list-item>
        <text:list-item>
          <text:p text:style-name="P23">Response time</text:p>
        </text:list-item>
      </text:list>
      <text:p text:style-name="Standard"/>
      <text:p text:style-name="P1">Why is it important for the scheduler to distinguish I/O-bound programs from CPU-bound programs? </text:p>
      <text:p text:style-name="Standard">I/O-bound programs have the property of performing only a small amount of computation before performing IO. <text:s/>CPU-bound programs, on the other hand, use their entire quantum without performing any blocking IO operations. Consequently, one could make better use of the </text:p>
      <text:p text:style-name="Standard">computer’s resources by giving higher priority to I/O-bound programs and allow them to execute ahead of the CPU-bound programs. </text:p>
      <text:p text:style-name="Standard"/>
      <text:p text:style-name="P7"><text:a xlink:type="simple" xlink:href="../Scheduling%20algorithms.odt"><text:span text:style-name="T2">Scheduling algorithms</text:span></text:a></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row>
          <table:table-cell table:style-name="Table1.A1" office:value-type="string">
            <text:p text:style-name="P5"/>
          </table:table-cell>
          <table:table-cell table:style-name="Table1.A1" office:value-type="string">
            <text:p text:style-name="P5">Preemption</text:p>
          </table:table-cell>
          <table:table-cell table:style-name="Table1.A1" office:value-type="string">
            <text:p text:style-name="P5">CPU and device utilization</text:p>
          </table:table-cell>
          <table:table-cell table:style-name="Table1.A1" office:value-type="string">
            <text:p text:style-name="P10"><text:span text:style-name="T11">Throughput</text:span></text:p>
          </table:table-cell>
          <table:table-cell table:style-name="Table1.A1" office:value-type="string">
            <text:p text:style-name="P10"><text:span text:style-name="T11">Turnaround time</text:span></text:p>
          </table:table-cell>
          <table:table-cell table:style-name="Table1.A1" office:value-type="string">
            <text:p text:style-name="P5">Response time</text:p>
          </table:table-cell>
          <table:table-cell table:style-name="Table1.G1" office:value-type="string">
            <text:p text:style-name="P5">Waiting time</text:p>
          </table:table-cell>
        </table:table-row>
        <table:table-row>
          <table:table-cell table:style-name="Table1.A2" office:value-type="string">
            <text:p text:style-name="P5"><text:a xlink:type="simple" xlink:href="../Scheduling%20algorithms.odt#FCFS">FCFS</text:a></text:p>
          </table:table-cell>
          <table:table-cell table:style-name="Table1.A2" office:value-type="string">
            <text:p text:style-name="P5">No</text:p>
          </table:table-cell>
          <table:table-cell table:style-name="Table1.A2" office:value-type="string">
            <text:p text:style-name="P5">Low due to convoy effect </text:p>
          </table:table-cell>
          <table:table-cell table:style-name="Table1.A2" office:value-type="string">
            <text:p text:style-name="P5"/>
          </table:table-cell>
          <table:table-cell table:style-name="Table1.A2" office:value-type="string">
            <text:p text:style-name="P10"><text:span text:style-name="T11"/></text:p>
          </table:table-cell>
          <table:table-cell table:style-name="Table1.A2" office:value-type="string">
            <text:p text:style-name="P5">Bad</text:p>
          </table:table-cell>
          <table:table-cell table:style-name="Table1.G2" office:value-type="string">
            <text:p text:style-name="P5">High</text:p>
          </table:table-cell>
        </table:table-row>
        <table:table-row>
          <table:table-cell table:style-name="Table1.A2" table:number-rows-spanned="2" office:value-type="string">
            <text:p text:style-name="P5"><text:a xlink:type="simple" xlink:href="../Scheduling%20algorithms.odt#SJFS">SJFS/SNCBS</text:a></text:p>
          </table:table-cell>
          <table:table-cell table:style-name="Table1.A2" office:value-type="string">
            <text:p text:style-name="P5">No</text:p>
          </table:table-cell>
          <table:table-cell table:style-name="Table1.A2" table:number-rows-spanned="2" office:value-type="string">
            <text:p text:style-name="P5"/>
          </table:table-cell>
          <table:table-cell table:style-name="Table1.A2" table:number-rows-spanned="2" office:value-type="string">
            <text:p text:style-name="P5"/>
          </table:table-cell>
          <table:table-cell table:style-name="Table1.A2" table:number-rows-spanned="2" office:value-type="string">
            <text:p text:style-name="P5"/>
          </table:table-cell>
          <table:table-cell table:style-name="Table1.A2" table:number-rows-spanned="2" office:value-type="string">
            <text:p text:style-name="P5"/>
          </table:table-cell>
          <table:table-cell table:style-name="Table1.G2" table:number-rows-spanned="2" office:value-type="string">
            <text:p text:style-name="P5">Minimum</text:p>
          </table:table-cell>
        </table:table-row>
        <table:table-row>
          <table:covered-table-cell/>
          <table:table-cell table:style-name="Table1.A2" office:value-type="string">
            <text:p text:style-name="P5">SRTFS</text:p>
          </table:table-cell>
          <table:covered-table-cell/>
          <table:covered-table-cell/>
          <table:covered-table-cell/>
          <table:covered-table-cell/>
          <table:covered-table-cell/>
        </table:table-row>
        <table:table-row>
          <table:table-cell table:style-name="Table1.A2" office:value-type="string">
            <text:p text:style-name="P5"><text:a xlink:type="simple" xlink:href="../Scheduling%20algorithms.odt#Priority">Priority scheduling</text:a></text:p>
          </table:table-cell>
          <table:table-cell table:style-name="Table1.A2" office:value-type="string">
            <text:p text:style-name="P5">Yes</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6"><text:a xlink:type="simple" xlink:href="../Scheduling%20algorithms.odt#Round-robin"><text:span text:style-name="T4">Round Robin</text:span></text:a></text:p>
          </table:table-cell>
          <table:table-cell table:style-name="Table1.A2" office:value-type="string">
            <text:p text:style-name="P5">Yes</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Good</text:p>
          </table:table-cell>
          <table:table-cell table:style-name="Table1.G2" office:value-type="string">
            <text:p text:style-name="P5">High when there are multiple <text:soft-page-break/>processes</text:p>
          </table:table-cell>
        </table:table-row>
        <table:table-row>
          <table:table-cell table:style-name="Table1.A2" office:value-type="string">
            <text:p text:style-name="P5"><text:a xlink:type="simple" xlink:href="../Scheduling%20algorithms.odt#Multilevel-Q">Multilevel Q scheduling</text:a></text:p>
          </table:table-cell>
          <table:table-cell table:style-name="Table1.A2" office:value-type="string">
            <text:p text:style-name="P5">Yes</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5"><text:a xlink:type="simple" xlink:href="../Scheduling%20algorithms.odt#Multilevel-Q-Feedback'">Multilevel Feedback Q Scheduling</text:a></text:p>
          </table:table-cell>
          <table:table-cell table:style-name="Table1.A2" office:value-type="string">
            <text:p text:style-name="P5">Yes</text:p>
          </table:table-cell>
          <table:table-cell table:style-name="Table1.A2" office:value-type="string">
            <text:p text:style-name="P5">Good</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8"><text:a xlink:type="simple" xlink:href="../Scheduling%20algorithms.odt#HRRF"><text:span text:style-name="T1">Highest response ratio first</text:span></text:a></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
      <text:p text:style-name="Standard"/>
      <text:p text:style-name="Standard"/>
      <text:p text:style-name="P1">Scheduling issues involving threads</text:p>
      <text:list xml:id="list1419748874" text:style-name="L6">
        <text:list-item>
          <text:p text:style-name="P24">Contention scope</text:p>
          <text:list>
            <text:list-item>
              <text:p text:style-name="P24">Process-contention scope </text:p>
              <text:list>
                <text:list-item>
                  <text:p text:style-name="P24">Threads of the same process contend amongst themselves for scheduling</text:p>
                </text:list-item>
                <text:list-item>
                  <text:p text:style-name="P24">Happens when the user-level thread-library schedule's threads in a many-to-one and many-to-many model</text:p>
                </text:list-item>
              </text:list>
            </text:list-item>
            <text:list-item>
              <text:p text:style-name="P24">System-contention scope</text:p>
              <text:list>
                <text:list-item>
                  <text:p text:style-name="P24">Threads of all processes in a system contend amongst themselves for scheduling</text:p>
                </text:list-item>
                <text:list-item>
                  <text:p text:style-name="P24">Happens when the kernel schedule's the user threads as in a one-to-one model.</text:p>
                </text:list-item>
              </text:list>
            </text:list-item>
          </text:list>
        </text:list-item>
        <text:list-item>
          <text:p text:style-name="P24">On systems using either many-to-one or many-to-many, the two scheduling <text:span text:style-name="T12">scopes</text:span> are fundamentally different. On systems using one-to-one, PCS and SCS are the same. </text:p>
        </text:list-item>
      </text:list>
      <text:p text:style-name="Standard"/>
      <text:p text:style-name="P1">Scheduling in Multiprocessors</text:p>
      <text:list xml:id="list1789836759" text:style-name="L7">
        <text:list-item>
          <text:p text:style-name="P25">Assumption</text:p>
          <text:list>
            <text:list-item>
              <text:p text:style-name="P25">All processors are homogeneous</text:p>
            </text:list-item>
            <text:list-item>
              <text:p text:style-name="P25">Scheduling can still not be done uniformly on them because there might still be differences in terms of only certain I/O devices connected to the private bus of a particular processor.</text:p>
            </text:list-item>
          </text:list>
        </text:list-item>
        <text:list-item>
          <text:p text:style-name="P25">Scheduling in multiprocessors</text:p>
          <text:list>
            <text:list-item>
              <text:p text:style-name="P25">Asymmetric multiprocessors </text:p>
              <text:list>
                <text:list-item>
                  <text:p text:style-name="P25">A master processor runs a scheduling algorithm and does the scheduling on all other processors. </text:p>
                </text:list-item>
                <text:list-item>
                  <text:p text:style-name="P25">This is simple as access to the ready-Q(A kernel data-structure) need not be synchronized</text:p>
                </text:list-item>
              </text:list>
            </text:list-item>
            <text:list-item>
              <text:p text:style-name="P25">Symmetric multiprocessors(SMP)</text:p>
              <text:list>
                <text:list-item>
                  <text:p text:style-name="P25">All processors run their own scheduling algorithm and pick up processes from a <text:span text:style-name="T2">common ready-Q.</text:span></text:p>
                </text:list-item>
                <text:list-item>
                  <text:p text:style-name="P25">Access to the ready-Q must be synchronized.</text:p>
                </text:list-item>
                <text:list-item>
                  <text:p text:style-name="P25">All modern OS's support SMP</text:p>
                </text:list-item>
              </text:list>
            </text:list-item>
          </text:list>
        </text:list-item>
        <text:list-item>
          <text:p text:style-name="P25">Processor Affinity</text:p>
          <text:list>
            <text:list-item>
              <text:p text:style-name="P25">Migrating processes from one processor to another will involve validation and revalidation of caches of the two processors which is costly</text:p>
            </text:list-item>
            <text:list-item>
              <text:p text:style-name="P25">Operating systems provide system calls through which processes can specify that they <text:soft-page-break/>do not want to migrate</text:p>
              <text:list>
                <text:list-item>
                  <text:p text:style-name="P25">Soft affinity – OS attempts to not migrate the process, but provides no guarantee</text:p>
                </text:list-item>
                <text:list-item>
                  <text:p text:style-name="P25">Hard affinity – OS provides a guarantee of not migrating processes opting for hard affinity</text:p>
                </text:list-item>
              </text:list>
            </text:list-item>
          </text:list>
        </text:list-item>
        <text:list-item>
          <text:p text:style-name="P25">Load balancing</text:p>
          <text:list>
            <text:list-item>
              <text:p text:style-name="P25">Load balancing attempts to keep the workload evenly distributed across all processors which each have their own private ready-Q. On systems sharing a ready-Q it is unnecessary</text:p>
            </text:list-item>
            <text:list-item>
              <text:p text:style-name="P25">Two approaches to load balancing</text:p>
              <text:list>
                <text:list-item>
                  <text:p text:style-name="P25">Push migration</text:p>
                  <text:list>
                    <text:list-item>
                      <text:p text:style-name="P25">A <text:span text:style-name="T2">specific task</text:span> periodically checks the load on each processor and – if it finds an imbalance – evenly distributes the load by pushing processes from overloaded to idle/less-busy processors.</text:p>
                    </text:list-item>
                  </text:list>
                </text:list-item>
                <text:list-item>
                  <text:p text:style-name="P25">Pull migration</text:p>
                  <text:list>
                    <text:list-item>
                      <text:p text:style-name="P25">A idle processor pulls a process from a busy one and executes it</text:p>
                    </text:list-item>
                  </text:list>
                </text:list-item>
              </text:list>
            </text:list-item>
            <text:list-item>
              <text:p text:style-name="P25">Two approaches need not be mutually exclusive. Linux runs the push task every 200 milliseconds and every individual processor runs the pull task when their ready-Q is empty.</text:p>
            </text:list-item>
          </text:list>
        </text:list-item>
      </text:list>
      <text:p text:style-name="Standard"/>
      <text:p text:style-name="Standard"><text:span text:style-name="T2">Suppose that a scheduling algorithm (at the level of short-term CPU scheduling) favors those processes that have used the least processor time in the recent past. Why will this algorithm favor I/O-bound programs and yet not permanently starve CPU-bound programs? </text:span></text:p>
      <text:p text:style-name="Standard">It will favor the I/O-bound programs because of the relatively short CPU burst request by them; however, the CPU-bound programs will not starve because the I/O-bound programs will relinquish the CPU relatively often to do their I/O. </text:p>
      <text:p text:style-name="Standard"/>
      <text:p text:style-name="P1">Discuss how the following pairs of scheduling criteria conflict in certain settings. </text:p>
      <text:list xml:id="list1482951794" text:style-name="L8">
        <text:list-item>
          <text:p text:style-name="P26"><text:span text:style-name="T2">CPU utilization and response time </text:span></text:p>
          <text:p text:style-name="P26">CPU utilization is increased if the overheads associated with context switching is minimized. The context switching overheads could be lowered by performing context switches infrequently. This could however result in increasing the response time for processes. </text:p>
        </text:list-item>
        <text:list-item>
          <text:p text:style-name="P26"><text:span text:style-name="T2">Average turnaround time and maximum waiting time</text:span></text:p>
          <text:p text:style-name="P26">Average turnaround time is minimized by executing the shortest tasks first. Such a scheduling policy could however starve long-running tasks and thereby increase their waiting time. </text:p>
        </text:list-item>
        <text:list-item>
          <text:p text:style-name="P26"><text:span text:style-name="T2">I/O device utilization and CPU utilization </text:span></text:p>
          <text:p text:style-name="P26">CPU utilization is maximized by running long-running CPU-bound tasks without performing context switches. I/O device utilization is maximized by scheduling I/O-bound jobs as soon as they become read </text:p>
        </text:list-item>
      </text:list>
      <text:p text:style-name="Standard"/>
      <text:p text:style-name="P1">Complications that concurrency adds to an operating system.</text:p>
      <text:list xml:id="list311451969" text:style-name="L9">
        <text:list-item>
          <text:p text:style-name="P30">Kernel should be reentrant</text:p>
        </text:list-item>
        <text:list-item>
          <text:p text:style-name="P30">Limits should be imposed on resource usage and access by processes</text:p>
        </text:list-item>
        <text:list-item>
          <text:p text:style-name="P30">Deadlock preven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8-24T17:32:17</meta:creation-date>
    <dc:date>2013-01-21T12:26:04</dc:date>
    <dc:creator>Kempa </dc:creator>
    <meta:editing-duration>PT17H46M39S</meta:editing-duration>
    <meta:editing-cycles>70</meta:editing-cycles>
    <meta:generator>LibreOffice/3.6$Linux_x86 LibreOffice_project/360m1$Build-2</meta:generator>
    <meta:document-statistic meta:table-count="1" meta:image-count="0" meta:object-count="0" meta:page-count="4" meta:paragraph-count="123" meta:word-count="1379" meta:character-count="8483" meta:non-whitespace-character-count="7279"/>
  </office:meta>
</office:document-meta>
</file>